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year</text:p>
          </table:table-cell>
          <table:table-cell office:value-type="string">
            <text:p>N2.mean.sqmeter</text:p>
          </table:table-cell>
          <table:table-cell office:value-type="string">
            <text:p>N2.sem</text:p>
          </table:table-cell>
          <table:table-cell office:value-type="string">
            <text:p>region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float" office:value="55">
            <text:p>55</text:p>
          </table:table-cell>
          <table:table-cell office:value-type="float" office:value="14.7761068395343">
            <text:p>14,7761068395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float" office:value="201.666666666667">
            <text:p>201,6666666667</text:p>
          </table:table-cell>
          <table:table-cell office:value-type="float" office:value="31.349286718804">
            <text:p>31,3492867188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4">
            <text:p>1994</text:p>
          </table:table-cell>
          <table:table-cell office:value-type="float" office:value="776.666666666667">
            <text:p>776,6666666667</text:p>
          </table:table-cell>
          <table:table-cell office:value-type="float" office:value="129.914501799367">
            <text:p>129,9145017994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5">
            <text:p>1995</text:p>
          </table:table-cell>
          <table:table-cell office:value-type="float" office:value="473.333333333333">
            <text:p>473,3333333333</text:p>
          </table:table-cell>
          <table:table-cell office:value-type="float" office:value="44.8454134902457">
            <text:p>44,8454134902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6">
            <text:p>1996</text:p>
          </table:table-cell>
          <table:table-cell office:value-type="float" office:value="336.666666666667">
            <text:p>336,6666666667</text:p>
          </table:table-cell>
          <table:table-cell office:value-type="float" office:value="29.0593262902712">
            <text:p>29,0593262903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7">
            <text:p>1997</text:p>
          </table:table-cell>
          <table:table-cell office:value-type="float" office:value="213.333333333333">
            <text:p>213,3333333333</text:p>
          </table:table-cell>
          <table:table-cell office:value-type="float" office:value="14.5296631451356">
            <text:p>14,5296631451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8">
            <text:p>1998</text:p>
          </table:table-cell>
          <table:table-cell office:value-type="float" office:value="750">
            <text:p>750</text:p>
          </table:table-cell>
          <table:table-cell office:value-type="float" office:value="15.2752523165195">
            <text:p>15,2752523165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9">
            <text:p>1999</text:p>
          </table:table-cell>
          <table:table-cell office:value-type="float" office:value="2073.33333333333">
            <text:p>2073,3333333333</text:p>
          </table:table-cell>
          <table:table-cell office:value-type="float" office:value="633.333333333333">
            <text:p>633,3333333333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0">
            <text:p>2000</text:p>
          </table:table-cell>
          <table:table-cell office:value-type="float" office:value="1913.33333333333">
            <text:p>1913,3333333333</text:p>
          </table:table-cell>
          <table:table-cell office:value-type="float" office:value="86.4741451404856">
            <text:p>86,4741451405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1">
            <text:p>2001</text:p>
          </table:table-cell>
          <table:table-cell office:value-type="float" office:value="2606.66666666667">
            <text:p>2606,6666666667</text:p>
          </table:table-cell>
          <table:table-cell office:value-type="float" office:value="139.562809436389">
            <text:p>139,5628094364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2">
            <text:p>2002</text:p>
          </table:table-cell>
          <table:table-cell office:value-type="float" office:value="1916.66666666667">
            <text:p>1916,6666666667</text:p>
          </table:table-cell>
          <table:table-cell office:value-type="float" office:value="208.99229119223">
            <text:p>208,9922911922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3">
            <text:p>2003</text:p>
          </table:table-cell>
          <table:table-cell office:value-type="float" office:value="2220">
            <text:p>2220</text:p>
          </table:table-cell>
          <table:table-cell office:value-type="float" office:value="235.442845152137">
            <text:p>235,4428451521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4">
            <text:p>2004</text:p>
          </table:table-cell>
          <table:table-cell office:value-type="float" office:value="3330">
            <text:p>3330</text:p>
          </table:table-cell>
          <table:table-cell office:value-type="float" office:value="315.013227235514">
            <text:p>315,0132272355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5">
            <text:p>2005</text:p>
          </table:table-cell>
          <table:table-cell office:value-type="float" office:value="1623.33333333333">
            <text:p>1623,3333333333</text:p>
          </table:table-cell>
          <table:table-cell office:value-type="float" office:value="161.795481326821">
            <text:p>161,7954813268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6">
            <text:p>2006</text:p>
          </table:table-cell>
          <table:table-cell office:value-type="float" office:value="993.333333333333">
            <text:p>993,3333333333</text:p>
          </table:table-cell>
          <table:table-cell office:value-type="float" office:value="131.318104023948">
            <text:p>131,3181040239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float" office:value="2546.66666666667">
            <text:p>2546,6666666667</text:p>
          </table:table-cell>
          <table:table-cell office:value-type="float" office:value="341.812976803268">
            <text:p>341,8129768033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8">
            <text:p>2008</text:p>
          </table:table-cell>
          <table:table-cell office:value-type="float" office:value="1683.33333333333">
            <text:p>1683,3333333333</text:p>
          </table:table-cell>
          <table:table-cell office:value-type="float" office:value="343.527453213147">
            <text:p>343,5274532131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9">
            <text:p>2009</text:p>
          </table:table-cell>
          <table:table-cell office:value-type="float" office:value="1860">
            <text:p>1860</text:p>
          </table:table-cell>
          <table:table-cell office:value-type="float" office:value="146.401275039985">
            <text:p>146,40127504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0">
            <text:p>2010</text:p>
          </table:table-cell>
          <table:table-cell office:value-type="float" office:value="2056.66666666667">
            <text:p>2056,6666666667</text:p>
          </table:table-cell>
          <table:table-cell office:value-type="float" office:value="231.540733157497">
            <text:p>231,5407331575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float" office:value="1636.66666666667">
            <text:p>1636,6666666667</text:p>
          </table:table-cell>
          <table:table-cell office:value-type="float" office:value="60.2310366653088">
            <text:p>60,2310366653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2">
            <text:p>2012</text:p>
          </table:table-cell>
          <table:table-cell office:value-type="float" office:value="1170">
            <text:p>1170</text:p>
          </table:table-cell>
          <table:table-cell office:value-type="float" office:value="23.094010767585">
            <text:p>23,0940107676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7">
            <text:p>1987</text:p>
          </table:table-cell>
          <table:table-cell office:value-type="float" office:value="111.666666666667">
            <text:p>111,6666666667</text:p>
          </table:table-cell>
          <table:table-cell office:value-type="float" office:value="33.8855769204587">
            <text:p>33,8855769205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8">
            <text:p>1988</text:p>
          </table:table-cell>
          <table:table-cell office:value-type="float" office:value="61.6666666666667">
            <text:p>61,6666666667</text:p>
          </table:table-cell>
          <table:table-cell office:value-type="float" office:value="21.6666666666667">
            <text:p>21,6666666667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9">
            <text:p>1989</text:p>
          </table:table-cell>
          <table:table-cell office:value-type="float" office:value="88.3333333333333">
            <text:p>88,3333333333</text:p>
          </table:table-cell>
          <table:table-cell office:value-type="float" office:value="25.8736244937667">
            <text:p>25,8736244938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0">
            <text:p>1990</text:p>
          </table:table-cell>
          <table:table-cell office:value-type="float" office:value="53.3333333333333">
            <text:p>53,3333333333</text:p>
          </table:table-cell>
          <table:table-cell office:value-type="float" office:value="13.7803842435177">
            <text:p>13,7803842435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1">
            <text:p>1991</text:p>
          </table:table-cell>
          <table:table-cell office:value-type="float" office:value="143.333333333333">
            <text:p>143,3333333333</text:p>
          </table:table-cell>
          <table:table-cell office:value-type="float" office:value="47.7260702109212">
            <text:p>47,7260702109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2">
            <text:p>1992</text:p>
          </table:table-cell>
          <table:table-cell office:value-type="float" office:value="81.6666666666667">
            <text:p>81,6666666667</text:p>
          </table:table-cell>
          <table:table-cell office:value-type="float" office:value="16.7799182526512">
            <text:p>16,7799182527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3">
            <text:p>1993</text:p>
          </table:table-cell>
          <table:table-cell office:value-type="float" office:value="218.333333333333">
            <text:p>218,3333333333</text:p>
          </table:table-cell>
          <table:table-cell office:value-type="float" office:value="69.0392217613593">
            <text:p>69,0392217614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4">
            <text:p>1994</text:p>
          </table:table-cell>
          <table:table-cell office:value-type="float" office:value="212.083333333333">
            <text:p>212,0833333333</text:p>
          </table:table-cell>
          <table:table-cell office:value-type="float" office:value="48.9912574658051">
            <text:p>48,9912574658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5">
            <text:p>1995</text:p>
          </table:table-cell>
          <table:table-cell office:value-type="float" office:value="451.75">
            <text:p>451,75</text:p>
          </table:table-cell>
          <table:table-cell office:value-type="float" office:value="130.171164998127">
            <text:p>130,1711649981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6">
            <text:p>1996</text:p>
          </table:table-cell>
          <table:table-cell office:value-type="float" office:value="247.166666666667">
            <text:p>247,1666666667</text:p>
          </table:table-cell>
          <table:table-cell office:value-type="float" office:value="17.4142197788201">
            <text:p>17,4142197788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7">
            <text:p>1997</text:p>
          </table:table-cell>
          <table:table-cell office:value-type="float" office:value="847.666666666667">
            <text:p>847,6666666667</text:p>
          </table:table-cell>
          <table:table-cell office:value-type="float" office:value="145.55980408635">
            <text:p>145,5598040864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8">
            <text:p>1998</text:p>
          </table:table-cell>
          <table:table-cell office:value-type="float" office:value="3300.41666666667">
            <text:p>3300,4166666667</text:p>
          </table:table-cell>
          <table:table-cell office:value-type="float" office:value="799.735595116261">
            <text:p>799,7355951163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9">
            <text:p>1999</text:p>
          </table:table-cell>
          <table:table-cell office:value-type="float" office:value="1007.0625">
            <text:p>1007,0625</text:p>
          </table:table-cell>
          <table:table-cell office:value-type="float" office:value="456.815544181949">
            <text:p>456,8155441819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0">
            <text:p>2000</text:p>
          </table:table-cell>
          <table:table-cell office:value-type="float" office:value="289.291666666667">
            <text:p>289,2916666667</text:p>
          </table:table-cell>
          <table:table-cell office:value-type="float" office:value="91.265267223503">
            <text:p>91,2652672235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1">
            <text:p>2001</text:p>
          </table:table-cell>
          <table:table-cell office:value-type="float" office:value="910.583333333333">
            <text:p>910,5833333333</text:p>
          </table:table-cell>
          <table:table-cell office:value-type="float" office:value="188.26946993095">
            <text:p>188,269469931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2">
            <text:p>2002</text:p>
          </table:table-cell>
          <table:table-cell office:value-type="float" office:value="1208.66666666667">
            <text:p>1208,6666666667</text:p>
          </table:table-cell>
          <table:table-cell office:value-type="float" office:value="247.92832032707">
            <text:p>247,9283203271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3">
            <text:p>2003</text:p>
          </table:table-cell>
          <table:table-cell office:value-type="float" office:value="984.208333333333">
            <text:p>984,2083333333</text:p>
          </table:table-cell>
          <table:table-cell office:value-type="float" office:value="193.686460337137">
            <text:p>193,6864603371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4">
            <text:p>2004</text:p>
          </table:table-cell>
          <table:table-cell office:value-type="float" office:value="815.666666666667">
            <text:p>815,6666666667</text:p>
          </table:table-cell>
          <table:table-cell office:value-type="float" office:value="293.366602366115">
            <text:p>293,3666023661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5">
            <text:p>2005</text:p>
          </table:table-cell>
          <table:table-cell office:value-type="float" office:value="656.583333333333">
            <text:p>656,5833333333</text:p>
          </table:table-cell>
          <table:table-cell office:value-type="float" office:value="111.174954827102">
            <text:p>111,1749548271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6">
            <text:p>2006</text:p>
          </table:table-cell>
          <table:table-cell office:value-type="float" office:value="327.5">
            <text:p>327,5</text:p>
          </table:table-cell>
          <table:table-cell office:value-type="float" office:value="51.6251421599041">
            <text:p>51,6251421599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7">
            <text:p>2007</text:p>
          </table:table-cell>
          <table:table-cell office:value-type="float" office:value="485.916666666667">
            <text:p>485,9166666667</text:p>
          </table:table-cell>
          <table:table-cell office:value-type="float" office:value="88.775910288066">
            <text:p>88,7759102881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8">
            <text:p>2008</text:p>
          </table:table-cell>
          <table:table-cell office:value-type="float" office:value="358.375">
            <text:p>358,375</text:p>
          </table:table-cell>
          <table:table-cell office:value-type="float" office:value="142.422242541165">
            <text:p>142,4222425412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9">
            <text:p>2009</text:p>
          </table:table-cell>
          <table:table-cell office:value-type="float" office:value="1816.91666666667">
            <text:p>1816,9166666667</text:p>
          </table:table-cell>
          <table:table-cell office:value-type="float" office:value="388.033927529722">
            <text:p>388,0339275297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0">
            <text:p>2010</text:p>
          </table:table-cell>
          <table:table-cell office:value-type="float" office:value="504.958333333333">
            <text:p>504,9583333333</text:p>
          </table:table-cell>
          <table:table-cell office:value-type="float" office:value="124.925136041147">
            <text:p>124,9251360411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1">
            <text:p>2011</text:p>
          </table:table-cell>
          <table:table-cell office:value-type="float" office:value="673.5">
            <text:p>673,5</text:p>
          </table:table-cell>
          <table:table-cell office:value-type="float" office:value="141.345455812304">
            <text:p>141,3454558123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2">
            <text:p>2012</text:p>
          </table:table-cell>
          <table:table-cell office:value-type="float" office:value="481.791666666667">
            <text:p>481,7916666667</text:p>
          </table:table-cell>
          <table:table-cell office:value-type="float" office:value="103.322063015641">
            <text:p>103,3220630156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3">
            <text:p>2013</text:p>
          </table:table-cell>
          <table:table-cell office:value-type="float" office:value="363.041666666667">
            <text:p>363,0416666667</text:p>
          </table:table-cell>
          <table:table-cell office:value-type="float" office:value="137.366029201311">
            <text:p>137,3660292013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7">
            <text:p>1987</text:p>
          </table:table-cell>
          <table:table-cell office:value-type="float" office:value="66.6666666666667">
            <text:p>66,6666666667</text:p>
          </table:table-cell>
          <table:table-cell office:value-type="float" office:value="17.2913243850753">
            <text:p>17,2913243851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8">
            <text:p>1988</text:p>
          </table:table-cell>
          <table:table-cell office:value-type="float" office:value="102.222222222222">
            <text:p>102,2222222222</text:p>
          </table:table-cell>
          <table:table-cell office:value-type="float" office:value="60.3180868806221">
            <text:p>60,3180868806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9">
            <text:p>1989</text:p>
          </table:table-cell>
          <table:table-cell office:value-type="float" office:value="66.6666666666667">
            <text:p>66,6666666667</text:p>
          </table:table-cell>
          <table:table-cell office:value-type="float" office:value="13.3333333333333">
            <text:p>13,3333333333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0">
            <text:p>1990</text:p>
          </table:table-cell>
          <table:table-cell office:value-type="float" office:value="108.333333333333">
            <text:p>108,3333333333</text:p>
          </table:table-cell>
          <table:table-cell office:value-type="float" office:value="26.1068124550979">
            <text:p>26,1068124551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1">
            <text:p>1991</text:p>
          </table:table-cell>
          <table:table-cell office:value-type="float" office:value="128.333333333333">
            <text:p>128,3333333333</text:p>
          </table:table-cell>
          <table:table-cell office:value-type="float" office:value="27.3538356219438">
            <text:p>27,3538356219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2">
            <text:p>1992</text:p>
          </table:table-cell>
          <table:table-cell office:value-type="float" office:value="188.333333333333">
            <text:p>188,3333333333</text:p>
          </table:table-cell>
          <table:table-cell office:value-type="float" office:value="46.2180820795402">
            <text:p>46,2180820795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3">
            <text:p>1993</text:p>
          </table:table-cell>
          <table:table-cell office:value-type="float" office:value="305">
            <text:p>305</text:p>
          </table:table-cell>
          <table:table-cell office:value-type="float" office:value="84.6785365098768">
            <text:p>84,6785365099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4">
            <text:p>1994</text:p>
          </table:table-cell>
          <table:table-cell office:value-type="float" office:value="41.6666666666667">
            <text:p>41,6666666667</text:p>
          </table:table-cell>
          <table:table-cell office:value-type="float" office:value="36.5459445165406">
            <text:p>36,5459445165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5">
            <text:p>1995</text:p>
          </table:table-cell>
          <table:table-cell office:value-type="float" office:value="84">
            <text:p>84</text:p>
          </table:table-cell>
          <table:table-cell office:value-type="float" office:value="86.0063422608525">
            <text:p>86,0063422609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6">
            <text:p>1996</text:p>
          </table:table-cell>
          <table:table-cell office:value-type="float" office:value="727.25">
            <text:p>727,25</text:p>
          </table:table-cell>
          <table:table-cell office:value-type="float" office:value="271.805164315332">
            <text:p>271,8051643153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7">
            <text:p>1997</text:p>
          </table:table-cell>
          <table:table-cell office:value-type="float" office:value="550.833333333333">
            <text:p>550,8333333333</text:p>
          </table:table-cell>
          <table:table-cell office:value-type="float" office:value="128.478735024654">
            <text:p>128,4787350247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8">
            <text:p>1998</text:p>
          </table:table-cell>
          <table:table-cell office:value-type="float" office:value="1218.08333333333">
            <text:p>1218,0833333333</text:p>
          </table:table-cell>
          <table:table-cell office:value-type="float" office:value="426.824700698381">
            <text:p>426,8247006984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9">
            <text:p>1999</text:p>
          </table:table-cell>
          <table:table-cell office:value-type="float" office:value="776">
            <text:p>776</text:p>
          </table:table-cell>
          <table:table-cell office:value-type="float" office:value="487.026821643326">
            <text:p>487,0268216433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0">
            <text:p>2000</text:p>
          </table:table-cell>
          <table:table-cell office:value-type="float" office:value="452.375">
            <text:p>452,375</text:p>
          </table:table-cell>
          <table:table-cell office:value-type="float" office:value="140.013055735939">
            <text:p>140,0130557359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1">
            <text:p>2001</text:p>
          </table:table-cell>
          <table:table-cell office:value-type="float" office:value="594.291666666667">
            <text:p>594,2916666667</text:p>
          </table:table-cell>
          <table:table-cell office:value-type="float" office:value="233.861381325573">
            <text:p>233,8613813256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2">
            <text:p>2002</text:p>
          </table:table-cell>
          <table:table-cell office:value-type="float" office:value="556.083333333333">
            <text:p>556,0833333333</text:p>
          </table:table-cell>
          <table:table-cell office:value-type="float" office:value="133.054711253938">
            <text:p>133,0547112539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3">
            <text:p>2003</text:p>
          </table:table-cell>
          <table:table-cell office:value-type="float" office:value="840.833333333333">
            <text:p>840,8333333333</text:p>
          </table:table-cell>
          <table:table-cell office:value-type="float" office:value="296.360501277029">
            <text:p>296,360501277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4">
            <text:p>2004</text:p>
          </table:table-cell>
          <table:table-cell office:value-type="float" office:value="1434.16666666667">
            <text:p>1434,1666666667</text:p>
          </table:table-cell>
          <table:table-cell office:value-type="float" office:value="321.696269637977">
            <text:p>321,696269638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5">
            <text:p>2005</text:p>
          </table:table-cell>
          <table:table-cell office:value-type="float" office:value="1853.54166666667">
            <text:p>1853,5416666667</text:p>
          </table:table-cell>
          <table:table-cell office:value-type="float" office:value="546.669868309869">
            <text:p>546,6698683099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6">
            <text:p>2006</text:p>
          </table:table-cell>
          <table:table-cell office:value-type="float" office:value="1695.54166666667">
            <text:p>1695,5416666667</text:p>
          </table:table-cell>
          <table:table-cell office:value-type="float" office:value="553.630608096192">
            <text:p>553,6306080962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7">
            <text:p>2007</text:p>
          </table:table-cell>
          <table:table-cell office:value-type="float" office:value="2089.33333333333">
            <text:p>2089,3333333333</text:p>
          </table:table-cell>
          <table:table-cell office:value-type="float" office:value="655.234420037608">
            <text:p>655,2344200376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8">
            <text:p>2008</text:p>
          </table:table-cell>
          <table:table-cell office:value-type="float" office:value="797.708333333333">
            <text:p>797,7083333333</text:p>
          </table:table-cell>
          <table:table-cell office:value-type="float" office:value="219.749775556935">
            <text:p>219,7497755569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9">
            <text:p>2009</text:p>
          </table:table-cell>
          <table:table-cell office:value-type="float" office:value="928.888888888889">
            <text:p>928,8888888889</text:p>
          </table:table-cell>
          <table:table-cell office:value-type="float" office:value="291.817922420264">
            <text:p>291,8179224203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0">
            <text:p>2010</text:p>
          </table:table-cell>
          <table:table-cell office:value-type="float" office:value="841.5">
            <text:p>841,5</text:p>
          </table:table-cell>
          <table:table-cell office:value-type="float" office:value="237.789082439192">
            <text:p>237,7890824392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1">
            <text:p>2011</text:p>
          </table:table-cell>
          <table:table-cell office:value-type="float" office:value="869.458333333333">
            <text:p>869,4583333333</text:p>
          </table:table-cell>
          <table:table-cell office:value-type="float" office:value="288.676751553751">
            <text:p>288,6767515538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2">
            <text:p>2012</text:p>
          </table:table-cell>
          <table:table-cell office:value-type="float" office:value="560.875">
            <text:p>560,875</text:p>
          </table:table-cell>
          <table:table-cell office:value-type="float" office:value="262.631187456859">
            <text:p>262,6311874569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3">
            <text:p>2013</text:p>
          </table:table-cell>
          <table:table-cell office:value-type="float" office:value="204.75">
            <text:p>204,75</text:p>
          </table:table-cell>
          <table:table-cell office:value-type="float" office:value="51.1441997363012">
            <text:p>51,1441997363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float" office:value="501">
            <text:p>501</text:p>
          </table:table-cell>
          <table:table-cell office:value-type="float" office:value="88.6622805932714">
            <text:p>88,6622805933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float" office:value="1530">
            <text:p>1530</text:p>
          </table:table-cell>
          <table:table-cell office:value-type="float" office:value="295.008474454548">
            <text:p>295,008474454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float" office:value="813">
            <text:p>813</text:p>
          </table:table-cell>
          <table:table-cell office:value-type="float" office:value="241.141037569303">
            <text:p>241,1410375693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float" office:value="540">
            <text:p>540</text:p>
          </table:table-cell>
          <table:table-cell office:value-type="float" office:value="168.107108713463">
            <text:p>168,107108713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float" office:value="378">
            <text:p>378</text:p>
          </table:table-cell>
          <table:table-cell office:value-type="float" office:value="118.4229707447">
            <text:p>118,4229707447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float" office:value="513">
            <text:p>513</text:p>
          </table:table-cell>
          <table:table-cell office:value-type="float" office:value="90.9340420304739">
            <text:p>90,934042030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float" office:value="74.375">
            <text:p>74,375</text:p>
          </table:table-cell>
          <table:table-cell office:value-type="float" office:value="12.334194458544">
            <text:p>12,3341944585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float" office:value="222.307692307692">
            <text:p>222,3076923077</text:p>
          </table:table-cell>
          <table:table-cell office:value-type="float" office:value="44.0883996335603">
            <text:p>44,0883996336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float" office:value="1197.5">
            <text:p>1197,5</text:p>
          </table:table-cell>
          <table:table-cell office:value-type="float" office:value="298.115609565596">
            <text:p>298,1156095656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float" office:value="942.5">
            <text:p>942,5</text:p>
          </table:table-cell>
          <table:table-cell office:value-type="float" office:value="324.99679485599">
            <text:p>324,996794856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float" office:value="647.5">
            <text:p>647,5</text:p>
          </table:table-cell>
          <table:table-cell office:value-type="float" office:value="267.935782107081">
            <text:p>267,9357821071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float" office:value="325">
            <text:p>325</text:p>
          </table:table-cell>
          <table:table-cell office:value-type="float" office:value="98.4462628374824">
            <text:p>98,4462628375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float" office:value="1692.5">
            <text:p>1692,5</text:p>
          </table:table-cell>
          <table:table-cell office:value-type="float" office:value="387.672004835703">
            <text:p>387,6720048357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float" office:value="4752.5">
            <text:p>4752,5</text:p>
          </table:table-cell>
          <table:table-cell office:value-type="float" office:value="1114.87947779121">
            <text:p>1114,8794777912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float" office:value="3242.5">
            <text:p>3242,5</text:p>
          </table:table-cell>
          <table:table-cell office:value-type="float" office:value="1308.16904488678">
            <text:p>1308,1690448868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float" office:value="2410">
            <text:p>2410</text:p>
          </table:table-cell>
          <table:table-cell office:value-type="float" office:value="586.841829911036">
            <text:p>586,841829911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float" office:value="1560">
            <text:p>1560</text:p>
          </table:table-cell>
          <table:table-cell office:value-type="float" office:value="425.029410747068">
            <text:p>425,0294107471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float" office:value="2117.5">
            <text:p>2117,5</text:p>
          </table:table-cell>
          <table:table-cell office:value-type="float" office:value="238.864501339148">
            <text:p>238,8645013391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float" office:value="1725">
            <text:p>1725</text:p>
          </table:table-cell>
          <table:table-cell office:value-type="float" office:value="188.203226713716">
            <text:p>188,2032267137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float" office:value="1882.5">
            <text:p>1882,5</text:p>
          </table:table-cell>
          <table:table-cell office:value-type="float" office:value="495.300834510368">
            <text:p>495,3008345104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float" office:value="1380">
            <text:p>1380</text:p>
          </table:table-cell>
          <table:table-cell office:value-type="float" office:value="234.598302714158">
            <text:p>234,5983027142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float" office:value="1282.5">
            <text:p>1282,5</text:p>
          </table:table-cell>
          <table:table-cell office:value-type="float" office:value="242.631173519885">
            <text:p>242,6311735199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float" office:value="1402.5">
            <text:p>1402,5</text:p>
          </table:table-cell>
          <table:table-cell office:value-type="float" office:value="255.817539735577">
            <text:p>255,8175397356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float" office:value="1100">
            <text:p>1100</text:p>
          </table:table-cell>
          <table:table-cell office:value-type="float" office:value="303.17761570846">
            <text:p>303,1776157085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float" office:value="1015">
            <text:p>1015</text:p>
          </table:table-cell>
          <table:table-cell office:value-type="float" office:value="139.552857369529">
            <text:p>139,5528573695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float" office:value="1475">
            <text:p>1475</text:p>
          </table:table-cell>
          <table:table-cell office:value-type="float" office:value="237.19477995176">
            <text:p>237,1947799518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float" office:value="1297.5">
            <text:p>1297,5</text:p>
          </table:table-cell>
          <table:table-cell office:value-type="float" office:value="287.702827004996">
            <text:p>287,702827005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float" office:value="251.25">
            <text:p>251,25</text:p>
          </table:table-cell>
          <table:table-cell office:value-type="float" office:value="79.2921812034453">
            <text:p>79,2921812034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float" office:value="376.5">
            <text:p>376,5</text:p>
          </table:table-cell>
          <table:table-cell office:value-type="float" office:value="46.4490382881577">
            <text:p>46,4490382882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float" office:value="745.263157894737">
            <text:p>745,2631578947</text:p>
          </table:table-cell>
          <table:table-cell office:value-type="float" office:value="85.1252946513178">
            <text:p>85,1252946513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float" office:value="879.473684210526">
            <text:p>879,4736842105</text:p>
          </table:table-cell>
          <table:table-cell office:value-type="float" office:value="92.2781835424535">
            <text:p>92,2781835425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float" office:value="760.5">
            <text:p>760,5</text:p>
          </table:table-cell>
          <table:table-cell office:value-type="float" office:value="81.5006457836862">
            <text:p>81,5006457837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float" office:value="748.5">
            <text:p>748,5</text:p>
          </table:table-cell>
          <table:table-cell office:value-type="float" office:value="85.3669324615494">
            <text:p>85,3669324615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float" office:value="2152.5">
            <text:p>2152,5</text:p>
          </table:table-cell>
          <table:table-cell office:value-type="float" office:value="312.162976158625">
            <text:p>312,1629761586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float" office:value="3558">
            <text:p>3558</text:p>
          </table:table-cell>
          <table:table-cell office:value-type="float" office:value="933.846206204268">
            <text:p>933,8462062043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float" office:value="2480">
            <text:p>2480</text:p>
          </table:table-cell>
          <table:table-cell office:value-type="float" office:value="282.013170918361">
            <text:p>282,0131709184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float" office:value="2120">
            <text:p>2120</text:p>
          </table:table-cell>
          <table:table-cell office:value-type="float" office:value="410.29922562132">
            <text:p>410,2992256213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float" office:value="2487.5">
            <text:p>2487,5</text:p>
          </table:table-cell>
          <table:table-cell office:value-type="float" office:value="409.436280978882">
            <text:p>409,4362809789</text:p>
          </table:table-cell>
          <table:table-cell office:value-type="string">
            <text:p>Luvenga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float" office:value="1256.66666666667">
            <text:p>1256,6666666667</text:p>
          </table:table-cell>
          <table:table-cell office:value-type="float" office:value="174.817365015925">
            <text:p>174,8173650159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float" office:value="1196.25">
            <text:p>1196,25</text:p>
          </table:table-cell>
          <table:table-cell office:value-type="float" office:value="212.500735292846">
            <text:p>212,5007352928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float" office:value="1758">
            <text:p>1758</text:p>
          </table:table-cell>
          <table:table-cell office:value-type="float" office:value="333.279805225922">
            <text:p>333,2798052259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float" office:value="1913.07692307692">
            <text:p>1913,0769230769</text:p>
          </table:table-cell>
          <table:table-cell office:value-type="float" office:value="575.962276871236">
            <text:p>575,9622768712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float" office:value="860">
            <text:p>860</text:p>
          </table:table-cell>
          <table:table-cell office:value-type="float" office:value="177.980737320483">
            <text:p>177,980737320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float" office:value="842.5">
            <text:p>842,5</text:p>
          </table:table-cell>
          <table:table-cell office:value-type="float" office:value="203.920383305036">
            <text:p>203,92038330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float" office:value="1412">
            <text:p>1412</text:p>
          </table:table-cell>
          <table:table-cell office:value-type="float" office:value="387.834279778656">
            <text:p>387,8342797787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float" office:value="1434">
            <text:p>1434</text:p>
          </table:table-cell>
          <table:table-cell office:value-type="float" office:value="333.430652460148">
            <text:p>333,4306524601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float" office:value="1122">
            <text:p>1122</text:p>
          </table:table-cell>
          <table:table-cell office:value-type="float" office:value="198.454024902495">
            <text:p>198,454024902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float" office:value="682">
            <text:p>682</text:p>
          </table:table-cell>
          <table:table-cell office:value-type="float" office:value="106.508215645555">
            <text:p>106,5082156456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float" office:value="364">
            <text:p>364</text:p>
          </table:table-cell>
          <table:table-cell office:value-type="float" office:value="151.502946694587">
            <text:p>151,5029466946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float" office:value="142">
            <text:p>142</text:p>
          </table:table-cell>
          <table:table-cell office:value-type="float" office:value="39.1115620464625">
            <text:p>39,111562046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4">
            <text:p>1994</text:p>
          </table:table-cell>
          <table:table-cell office:value-type="float" office:value="450">
            <text:p>450</text:p>
          </table:table-cell>
          <table:table-cell office:value-type="float" office:value="100">
            <text:p>100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5">
            <text:p>1995</text:p>
          </table:table-cell>
          <table:table-cell office:value-type="float" office:value="490">
            <text:p>490</text:p>
          </table:table-cell>
          <table:table-cell office:value-type="float" office:value="10">
            <text:p>10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6">
            <text:p>1996</text:p>
          </table:table-cell>
          <table:table-cell office:value-type="float" office:value="260">
            <text:p>260</text:p>
          </table:table-cell>
          <table:table-cell office:value-type="float" office:value="130">
            <text:p>130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7">
            <text:p>1997</text:p>
          </table:table-cell>
          <table:table-cell office:value-type="float" office:value="220">
            <text:p>220</text:p>
          </table:table-cell>
          <table:table-cell office:value-type="float" office:value="90">
            <text:p>90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8">
            <text:p>1998</text:p>
          </table:table-cell>
          <table:table-cell office:value-type="float" office:value="755">
            <text:p>755</text:p>
          </table:table-cell>
          <table:table-cell office:value-type="float" office:value="185">
            <text:p>18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9">
            <text:p>1999</text:p>
          </table:table-cell>
          <table:table-cell office:value-type="float" office:value="8530">
            <text:p>8530</text:p>
          </table:table-cell>
          <table:table-cell office:value-type="float" office:value="800">
            <text:p>800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0">
            <text:p>2000</text:p>
          </table:table-cell>
          <table:table-cell office:value-type="float" office:value="2910">
            <text:p>2910</text:p>
          </table:table-cell>
          <table:table-cell office:value-type="float" office:value="440">
            <text:p>440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1">
            <text:p>2001</text:p>
          </table:table-cell>
          <table:table-cell office:value-type="float" office:value="2515">
            <text:p>2515</text:p>
          </table:table-cell>
          <table:table-cell office:value-type="float" office:value="295">
            <text:p>29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2">
            <text:p>2002</text:p>
          </table:table-cell>
          <table:table-cell office:value-type="float" office:value="2690">
            <text:p>2690</text:p>
          </table:table-cell>
          <table:table-cell office:value-type="float" office:value="570">
            <text:p>570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3">
            <text:p>2003</text:p>
          </table:table-cell>
          <table:table-cell office:value-type="float" office:value="1930">
            <text:p>1930</text:p>
          </table:table-cell>
          <table:table-cell office:value-type="float" office:value="300">
            <text:p>300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4">
            <text:p>2004</text:p>
          </table:table-cell>
          <table:table-cell office:value-type="float" office:value="2355">
            <text:p>2355</text:p>
          </table:table-cell>
          <table:table-cell office:value-type="float" office:value="55">
            <text:p>5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5">
            <text:p>2005</text:p>
          </table:table-cell>
          <table:table-cell office:value-type="float" office:value="1825">
            <text:p>1825</text:p>
          </table:table-cell>
          <table:table-cell office:value-type="float" office:value="115">
            <text:p>11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6">
            <text:p>2006</text:p>
          </table:table-cell>
          <table:table-cell office:value-type="float" office:value="795">
            <text:p>795</text:p>
          </table:table-cell>
          <table:table-cell office:value-type="float" office:value="165">
            <text:p>16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7">
            <text:p>2007</text:p>
          </table:table-cell>
          <table:table-cell office:value-type="float" office:value="1055">
            <text:p>1055</text:p>
          </table:table-cell>
          <table:table-cell office:value-type="float" office:value="185">
            <text:p>18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8">
            <text:p>2008</text:p>
          </table:table-cell>
          <table:table-cell office:value-type="float" office:value="1840">
            <text:p>1840</text:p>
          </table:table-cell>
          <table:table-cell office:value-type="float" office:value="460">
            <text:p>460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9">
            <text:p>2009</text:p>
          </table:table-cell>
          <table:table-cell office:value-type="float" office:value="1745">
            <text:p>1745</text:p>
          </table:table-cell>
          <table:table-cell office:value-type="float" office:value="65">
            <text:p>6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0">
            <text:p>2010</text:p>
          </table:table-cell>
          <table:table-cell office:value-type="float" office:value="1680">
            <text:p>1680</text:p>
          </table:table-cell>
          <table:table-cell office:value-type="float" office:value="460">
            <text:p>460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1">
            <text:p>2011</text:p>
          </table:table-cell>
          <table:table-cell office:value-type="float" office:value="1455">
            <text:p>1455</text:p>
          </table:table-cell>
          <table:table-cell office:value-type="float" office:value="535">
            <text:p>535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2">
            <text:p>2012</text:p>
          </table:table-cell>
          <table:table-cell office:value-type="float" office:value="910">
            <text:p>910</text:p>
          </table:table-cell>
          <table:table-cell office:value-type="float" office:value="340">
            <text:p>340</text:p>
          </table:table-cell>
          <table:table-cell office:value-type="string">
            <text:p>North_arckipelago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79">
            <text:p>1979</text:p>
          </table:table-cell>
          <table:table-cell office:value-type="float" office:value="690.5">
            <text:p>690,5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0">
            <text:p>1980</text:p>
          </table:table-cell>
          <table:table-cell office:value-type="float" office:value="576.5">
            <text:p>576,5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1">
            <text:p>1981</text:p>
          </table:table-cell>
          <table:table-cell office:value-type="float" office:value="556">
            <text:p>556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2">
            <text:p>1982</text:p>
          </table:table-cell>
          <table:table-cell office:value-type="float" office:value="158">
            <text:p>158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3">
            <text:p>1983</text:p>
          </table:table-cell>
          <table:table-cell office:value-type="float" office:value="594.5">
            <text:p>594,5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4">
            <text:p>1984</text:p>
          </table:table-cell>
          <table:table-cell office:value-type="float" office:value="1068">
            <text:p>1068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7">
            <text:p>1987</text:p>
          </table:table-cell>
          <table:table-cell office:value-type="float" office:value="21.5">
            <text:p>21,5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9">
            <text:p>1989</text:p>
          </table:table-cell>
          <table:table-cell office:value-type="float" office:value="104">
            <text:p>104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0">
            <text:p>1990</text:p>
          </table:table-cell>
          <table:table-cell office:value-type="float" office:value="55.5">
            <text:p>55,5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1">
            <text:p>1991</text:p>
          </table:table-cell>
          <table:table-cell office:value-type="float" office:value="39">
            <text:p>39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2">
            <text:p>1992</text:p>
          </table:table-cell>
          <table:table-cell office:value-type="float" office:value="88">
            <text:p>88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3">
            <text:p>1993</text:p>
          </table:table-cell>
          <table:table-cell office:value-type="float" office:value="104">
            <text:p>104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5">
            <text:p>1995</text:p>
          </table:table-cell>
          <table:table-cell office:value-type="float" office:value="375">
            <text:p>375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6">
            <text:p>1996</text:p>
          </table:table-cell>
          <table:table-cell office:value-type="float" office:value="398.5">
            <text:p>398,5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7">
            <text:p>1997</text:p>
          </table:table-cell>
          <table:table-cell office:value-type="float" office:value="416">
            <text:p>416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8">
            <text:p>1998</text:p>
          </table:table-cell>
          <table:table-cell office:value-type="float" office:value="441">
            <text:p>441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9">
            <text:p>1999</text:p>
          </table:table-cell>
          <table:table-cell office:value-type="float" office:value="769">
            <text:p>769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2000">
            <text:p>2000</text:p>
          </table:table-cell>
          <table:table-cell office:value-type="float" office:value="443">
            <text:p>443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1">
            <text:p>2001</text:p>
          </table:table-cell>
          <table:table-cell office:value-type="float" office:value="117">
            <text:p>117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6">
            <text:p>2006</text:p>
          </table:table-cell>
          <table:table-cell office:value-type="float" office:value="1113.5">
            <text:p>1113,5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8">
            <text:p>2008</text:p>
          </table:table-cell>
          <table:table-cell office:value-type="float" office:value="456.5">
            <text:p>456,5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9">
            <text:p>2009</text:p>
          </table:table-cell>
          <table:table-cell office:value-type="float" office:value="657">
            <text:p>657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12">
            <text:p>2012</text:p>
          </table:table-cell>
          <table:table-cell office:value-type="float" office:value="180">
            <text:p>180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2">
            <text:p>1982</text:p>
          </table:table-cell>
          <table:table-cell office:value-type="float" office:value="310">
            <text:p>310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3">
            <text:p>1983</text:p>
          </table:table-cell>
          <table:table-cell office:value-type="float" office:value="480">
            <text:p>480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4">
            <text:p>1984</text:p>
          </table:table-cell>
          <table:table-cell office:value-type="float" office:value="511">
            <text:p>511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7">
            <text:p>1987</text:p>
          </table:table-cell>
          <table:table-cell office:value-type="float" office:value="156">
            <text:p>156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9">
            <text:p>1989</text:p>
          </table:table-cell>
          <table:table-cell office:value-type="float" office:value="130.333333333333">
            <text:p>130,3333333333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0">
            <text:p>1990</text:p>
          </table:table-cell>
          <table:table-cell office:value-type="float" office:value="473">
            <text:p>473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1">
            <text:p>1991</text:p>
          </table:table-cell>
          <table:table-cell office:value-type="float" office:value="537.666666666667">
            <text:p>537,6666666667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2">
            <text:p>1992</text:p>
          </table:table-cell>
          <table:table-cell office:value-type="float" office:value="678">
            <text:p>678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5">
            <text:p>1995</text:p>
          </table:table-cell>
          <table:table-cell office:value-type="float" office:value="507">
            <text:p>507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6">
            <text:p>1996</text:p>
          </table:table-cell>
          <table:table-cell office:value-type="float" office:value="952.666666666667">
            <text:p>952,6666666667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7">
            <text:p>1997</text:p>
          </table:table-cell>
          <table:table-cell office:value-type="float" office:value="924.666666666667">
            <text:p>924,6666666667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8">
            <text:p>1998</text:p>
          </table:table-cell>
          <table:table-cell office:value-type="float" office:value="1075.33333333333">
            <text:p>1075,3333333333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9">
            <text:p>1999</text:p>
          </table:table-cell>
          <table:table-cell office:value-type="float" office:value="1606.66666666667">
            <text:p>1606,6666666667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2000">
            <text:p>2000</text:p>
          </table:table-cell>
          <table:table-cell office:value-type="float" office:value="715.333333333333">
            <text:p>715,3333333333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3">
            <text:p>2003</text:p>
          </table:table-cell>
          <table:table-cell office:value-type="float" office:value="738">
            <text:p>738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6">
            <text:p>2006</text:p>
          </table:table-cell>
          <table:table-cell office:value-type="float" office:value="647.333333333333">
            <text:p>647,3333333333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8">
            <text:p>2008</text:p>
          </table:table-cell>
          <table:table-cell office:value-type="float" office:value="1063">
            <text:p>1063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9">
            <text:p>2009</text:p>
          </table:table-cell>
          <table:table-cell office:value-type="float" office:value="898.333333333333">
            <text:p>898,3333333333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0">
            <text:p>2010</text:p>
          </table:table-cell>
          <table:table-cell office:value-type="float" office:value="734.666666666667">
            <text:p>734,6666666667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1">
            <text:p>2011</text:p>
          </table:table-cell>
          <table:table-cell office:value-type="float" office:value="715.333333333333">
            <text:p>715,3333333333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2">
            <text:p>2012</text:p>
          </table:table-cell>
          <table:table-cell office:value-type="float" office:value="392.666666666667">
            <text:p>392,6666666667</text:p>
          </table:table-cell>
          <table:table-cell office:value-type="string">
            <text:p>NA</text:p>
          </table:table-cell>
          <table:table-cell office:value-type="string">
            <text:p>Chup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day/>
      <number:text> </number:text>
      <number:month number:textual="true"/>
    </number:date-style>
    <number:date-style style:name="N139">
      <number:month number:textual="true"/>
      <number:text> </number:text>
      <number:year/>
    </number:date-style>
    <number:number-style style:name="N140">
      <number:number number:decimal-places="1" number:min-integer-digits="1"/>
      <number:text> </number:text>
    </number:number-style>
    <number:number-style style:name="N141">
      <number:number number:decimal-places="1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11" number:min-integer-digits="1"/>
    </number:number-style>
    <number:number-style style:name="N150">
      <number:number number:decimal-places="10" number:min-integer-digits="1"/>
    </number:number-style>
    <number:number-style style:name="N151">
      <number:number number:decimal-places="12" number:min-integer-digits="1"/>
    </number:number-style>
    <number:number-style style:name="N155P0" style:volatile="true">
      <number:text> </number:text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2" number:min-integer-digits="1" number:grouping="true"/>
      <number:text> </number:text>
    </number:number-style>
    <number:number-style style:name="N167P1" style:volatile="true">
      <number:text> $(</number:text>
      <number:number number:decimal-places="2" number:min-integer-digits="1" number:grouping="true"/>
      <number:text>)</number:text>
    </number:number-style>
    <number:number-style style:name="N167P2" style:volatile="true">
      <number:text> $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.00.0000</text:date>, <text:time style:data-style-name="N2" text:time-value="0000-00-00T19:02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6-16T10:51:03</meta:creation-date>
    <dc:date>2014-08-26T19:03:46</dc:date>
    <dc:creator>Sophia Nazarova</dc:creator>
    <meta:editing-duration>P0D</meta:editing-duration>
    <meta:editing-cycles>3</meta:editing-cycles>
    <meta:generator>LibreOffice/3.6$Linux_X86_64 LibreOffice_project/360m1$Build-2</meta:generator>
    <meta:document-statistic meta:table-count="1" meta:cell-count="945" meta:object-count="0"/>
  </office:meta>
</office:document-meta>
</file>